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4.31968989868597" calcext:value-type="float">
            <text:p>4.31968989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er angle</text:p>
          </table:table-cell>
          <table:table-cell table:style-name="ce2" table:formula="of:=RADIANS(180 - (360/[.B2]))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Y</text:p>
          </table:table-cell>
          <table:table-cell office:value-type="string" calcext:value-type="string">
            <text:p>?</text:p>
          </table:table-cell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rner angle external</text:p>
          </table:table-cell>
          <table:table-cell table:formula="of:=RADIANS(180 - (360/[.B2]))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7]*COS([.E5]))+[.B5]" office:value-type="float" office:value="78.2842712474619" calcext:value-type="float">
            <text:p>7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8]*SIN([.E5]))+[.B6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er 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</table:table-row>
      </table:table>
      <table:table table:name="calc" table:style-name="ta1">
        <table:shapes>
          <draw:frame draw:z-index="3" draw:style-name="gr1" draw:text-style-name="P1" svg:width="13.904cm" svg:height="13.642cm" svg:x="15.753cm" svg:y="0.16c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[Parent.B3]/[Child.B3]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4.31968989868597" calcext:value-type="float">
            <text:p>4.319689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5]*[Child.E4]" office:value-type="float" office:value="4.71238898038469" calcext:value-type="float">
            <text:p>4.712388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 ParentInternalAngle)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6])*[Parent.B2]" office:value-type="float" office:value="25.1327412287183" calcext:value-type="float">
            <text:p>25.132741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2.03125" calcext:value-type="float">
            <text:p>2.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FLOOR([calc.$B$10]; 1)-1) * ParentCornerAngle))) + parentX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FLOOR([.$B$10]; 1)-1) * ParentCornerAngle))) + parentY" office:value-type="float" office:value="78.2842712474619" calcext:value-type="float">
            <text:p>7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FLOOR([.B10]; 1)) *ParentCornerAngle))) +parentX" office:value-type="float" office:value="21.7157287525381" calcext:value-type="float">
            <text:p>21.7157287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FLOOR([.B10]; 1)) *ParentCornerAngle)) + parentY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on cor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MOD(FLOOR([.B4]; 1)*[Child.B3];[Parent.B3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(([Parent.$E$7]^2)+([.$B$16]^2)) - (2 * [Parent.$E$7] * [.$B$16] * COS(180/ParentFaces)))" office:value-type="float" office:value="28.4341172284527" calcext:value-type="float">
            <text:p>28.434117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180/ParentFaces)*MIN([.B16];parentRadius))/[.B17])" office:value-type="float" office:value="1.00922484797182" calcext:value-type="float">
            <text:p>1.009224848</text:p>
          </table:table-cell>
          <table:table-cell table:formula="of:=DEGREES([.B18])" office:value-type="float" office:value="57.8243243685177" calcext:value-type="float">
            <text:p>57.8243243685</text:p>
          </table:table-cell>
          <table:table-cell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19])" office:value-type="float" office:value="1.34696964222052" calcext:value-type="float">
            <text:p>1.3469696422</text:p>
          </table:table-cell>
          <table:table-cell table:formula="of:=180 - (180/ParentFaces) - [.C18]" office:value-type="float" office:value="77.1756756314823" calcext:value-type="float">
            <text:p>77.1756756315</text:p>
          </table:table-cell>
          <table:table-cell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16] &lt;= ([Parent.B3]/2);[.B18];[.B19])" office:value-type="float" office:value="1.34696964222052" calcext:value-type="float">
            <text:p>1.3469696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0]+((FLOOR([.B10];1)-1)*((2*PI())/ParentFaces))" office:value-type="float" office:value="2.91776596901542" calcext:value-type="float">
            <text:p>2.917765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17]*COS([.B21]) + parentX)" office:value-type="float" office:value="22.2751658500758" calcext:value-type="float">
            <text:p>22.2751658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17]*SIN([.$B$21]) + parentY)" office:value-type="float" office:value="56.3113068314405" calcext:value-type="float">
            <text:p>56.3113068314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style-name="ce2" table:formula="of:=(parentRadius*COS(parentRadians+((FLOOR([calc.$B$10]; 1)+[.D2]) * ParentInternalAngle))) + parentX" office:value-type="float" office:value="50" calcext:value-type="float">
            <text:p>50</text:p>
          </table:table-cell>
          <table:table-cell table:formula="of:=([Parent.$E$7]*SIN(parentRadians + ((FLOOR([calc.$B$10]; 1)+[.D2]) *ParentInternalAngle))) + parentY" office:value-type="float" office:value="78.2842712474619" calcext:value-type="float">
            <text:p>78.28427124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style-name="ce2" table:formula="of:=(parentRadius*COS(parentRadians+((FLOOR([calc.$B$10]; 1)+[.D3]) * ParentInternalAngle))) + parentX" office:value-type="float" office:value="21.7157287525381" calcext:value-type="float">
            <text:p>21.7157287525</text:p>
          </table:table-cell>
          <table:table-cell table:formula="of:=([Parent.$E$7]*SIN(parentRadians + ((FLOOR([calc.$B$10]; 1)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style-name="ce2" table:formula="of:=(parentRadius*COS(parentRadians+((FLOOR([calc.$B$10]; 1)+[.D4]) * ParentInternalAngle))) + parentX" office:value-type="float" office:value="50" calcext:value-type="float">
            <text:p>50</text:p>
          </table:table-cell>
          <table:table-cell table:formula="of:=([Parent.$E$7]*SIN(parentRadians + ((FLOOR([calc.$B$10]; 1)+[.D4]) *ParentInternalAngle))) + parentY" office:value-type="float" office:value="21.7157287525381" calcext:value-type="float">
            <text:p>21.7157287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style-name="ce2" table:formula="of:=(parentRadius*COS(parentRadians+((FLOOR([calc.$B$10]; 1)+[.D5]) * ParentInternalAngle))) + parentX" office:value-type="float" office:value="78.2842712474619" calcext:value-type="float">
            <text:p>78.2842712475</text:p>
          </table:table-cell>
          <table:table-cell table:formula="of:=([Parent.$E$7]*SIN(parentRadians + ((FLOOR([calc.$B$10]; 1)+[.D5]) *ParentInternalAngle))) + parentY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style-name="ce2" table:formula="of:=(parentRadius*COS(parentRadians+((FLOOR([calc.$B$10]; 1)+[.D6]) * ParentInternalAngle))) + parentX" office:value-type="float" office:value="50" calcext:value-type="float">
            <text:p>50</text:p>
          </table:table-cell>
          <table:table-cell table:formula="of:=([Parent.$E$7]*SIN(parentRadians + ((FLOOR([calc.$B$10]; 1)+[.D6]) *ParentInternalAngle))) + parentY" office:value-type="float" office:value="78.2842712474619" calcext:value-type="float">
            <text:p>78.2842712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style-name="ce2" table:formula="of:=(parentRadius*COS(parentRadians+((FLOOR([calc.$B$10]; 1)+[.D7]) * ParentInternalAngle))) + parentX" office:value-type="float" office:value="21.7157287525381" calcext:value-type="float">
            <text:p>21.7157287525</text:p>
          </table:table-cell>
          <table:table-cell table:formula="of:=([Parent.$E$7]*SIN(parentRadians + ((FLOOR([calc.$B$10]; 1)+[.D7]) *ParentInternalAngle))) + parentY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formula="of:=[calc.B22]" office:value-type="float" office:value="22.2751658500758" calcext:value-type="float">
            <text:p>22.2751658501</text:p>
          </table:table-cell>
          <table:table-cell table:formula="of:=[calc.B23]" office:value-type="float" office:value="56.3113068314405" calcext:value-type="float">
            <text:p>56.3113068314</text:p>
          </table:table-cell>
          <table:table-cell/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number-columns-repeated="2"/>
          <table:table-cell table:formula="of:=parentRadians+((FLOOR([calc.$B$10]; 1)-1) * ParentCornerAngle)" office:value-type="float" office:value="1.5707963267949" calcext:value-type="float">
            <text:p>1.5707963268</text:p>
          </table:table-cell>
          <table:table-cell/>
        </table:table-row>
      </table:table>
      <table:table table:name="Sheet5" table:style-name="ta1"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ornerAngle" table:base-cell-address="$Parent.$E$6" table:cell-range-address="$Parent.$E$6"/>
        <table:named-range table:name="currentChildRotation" table:base-cell-address="$calc.$B$3" table:cell-range-address="$calc.$B$3"/>
        <table:named-range table:name="PAF" table:base-cell-address="$calc.$B$10" table:cell-range-address="$calc.$B$10"/>
        <table:named-range table:name="ParentCornerAngle" table:base-cell-address="$Parent.$E$6" table:cell-range-address="$Parent.$E$6"/>
        <table:named-range table:name="ParentFaceDistance" table:base-cell-address="$calc.$B$6" table:cell-range-address="$calc.$B$6"/>
        <table:named-range table:name="ParentFaces" table:base-cell-address="$Parent.$B$2" table:cell-range-address="$Parent.$B$2"/>
        <table:named-range table:name="ParentInternalAngle" table:base-cell-address="$Parent.$E$10" table:cell-range-address="$Parent.$E$10"/>
        <table:named-range table:name="parentRadians" table:base-cell-address="$Parent.$E$5" table:cell-range-address="$Parent.$E$5"/>
        <table:named-range table:name="parentRadius" table:base-cell-address="$Parent.$E$7" table:cell-range-address="$Parent.$E$7"/>
        <table:named-range table:name="parentX" table:base-cell-address="$Parent.$B$5" table:cell-range-address="$Parent.$B$5"/>
        <table:named-range table:name="parentY" table:base-cell-address="$Parent.$B$6" table:cell-range-address="$Parent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13:17:41.020622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6T14:19:05.241167652</dc:date>
    <meta:editing-duration>PT5H11M44S</meta:editing-duration>
    <meta:editing-cycles>19</meta:editing-cycles>
    <meta:generator>LibreOffice/4.2.8.2$Linux_X86_64 LibreOffice_project/420m0$Build-2</meta:generator>
    <meta:document-statistic meta:table-count="5" meta:cell-count="2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2751658500758">
                <text:p>22.2751658500758</text:p>
                <draw:g>
                  <svg:desc>Graph.B8:Graph.B8</svg:desc>
                </draw:g>
              </table:table-cell>
              <table:table-cell office:value-type="float" office:value="56.3113068314405">
                <text:p>56.3113068314405</text:p>
                <draw:g>
                  <svg:desc>Graph.C8:Graph.C8</svg:desc>
                </draw:g>
              </table:table-cell>
              <table:table-cell office:value-type="float" office:value="50">
                <text:p>50</text:p>
                <draw:g>
                  <svg:desc>Graph.B2:Graph.B3</svg:desc>
                </draw:g>
              </table:table-cell>
              <table:table-cell office:value-type="float" office:value="78.2842712474619">
                <text:p>78.2842712474619</text:p>
                <draw:g>
                  <svg:desc>Graph.C2:Graph.C3</svg:desc>
                </draw:g>
              </table:table-cell>
              <table:table-cell office:value-type="float" office:value="21.7157287525381">
                <text:p>21.7157287525381</text:p>
                <draw:g>
                  <svg:desc>Graph.B3:Graph.B7</svg:desc>
                </draw:g>
              </table:table-cell>
              <table:table-cell office:value-type="float" office:value="50">
                <text:p>50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2751658500758">
                <text:p>22.2751658500758</text:p>
                <draw:g>
                  <svg:desc>Graph.B8:Graph.B8</svg:desc>
                </draw:g>
              </table:table-cell>
              <table:table-cell office:value-type="float" office:value="56.3113068314405">
                <text:p>56.3113068314405</text:p>
                <draw:g>
                  <svg:desc>Graph.C8:Graph.C8</svg:desc>
                </draw:g>
              </table:table-cell>
              <table:table-cell office:value-type="float" office:value="50">
                <text:p>50</text:p>
                <draw:g>
                  <svg:desc>Graph.B2:Graph.B3</svg:desc>
                </draw:g>
              </table:table-cell>
              <table:table-cell office:value-type="float" office:value="78.2842712474619">
                <text:p>78.2842712474619</text:p>
                <draw:g>
                  <svg:desc>Graph.C2:Graph.C3</svg:desc>
                </draw:g>
              </table:table-cell>
              <table:table-cell office:value-type="float" office:value="21.7157287525381">
                <text:p>21.7157287525381</text:p>
                <draw:g>
                  <svg:desc>Graph.B3:Graph.B7</svg:desc>
                </draw:g>
              </table:table-cell>
              <table:table-cell office:value-type="float" office:value="50">
                <text:p>50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